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ejaVu Sans Light" svg:font-family="'DejaVu Sans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color="#000000" style:font-name="DejaVu Sans Light" fo:language="it" fo:country="IT" officeooo:rsid="001c7cdb" officeooo:paragraph-rsid="001c7cdb" style:font-weight-complex="600"/>
    </style:style>
    <style:style style:name="P2" style:family="paragraph" style:parent-style-name="Text_20_body">
      <style:text-properties fo:color="#000000" style:font-name="DejaVu Sans Light" fo:language="it" fo:country="IT" officeooo:rsid="001f07ce" officeooo:paragraph-rsid="001f07ce" style:font-weight-complex="600"/>
    </style:style>
    <style:style style:name="P3" style:family="paragraph" style:parent-style-name="Text_20_body">
      <style:text-properties fo:language="it" fo:country="IT" officeooo:rsid="001db787" officeooo:paragraph-rsid="001eab34"/>
    </style:style>
    <style:style style:name="P4" style:family="paragraph" style:parent-style-name="Text_20_body">
      <style:text-properties fo:language="it" fo:country="IT" officeooo:rsid="001eab34" officeooo:paragraph-rsid="002078a0"/>
    </style:style>
    <style:style style:name="P5" style:family="paragraph" style:parent-style-name="Text_20_body">
      <style:text-properties fo:language="it" fo:country="IT" officeooo:rsid="002078a0" officeooo:paragraph-rsid="002078a0"/>
    </style:style>
    <style:style style:name="P6" style:family="paragraph" style:parent-style-name="Text_20_body">
      <style:text-properties officeooo:rsid="00220391" officeooo:paragraph-rsid="00220391"/>
    </style:style>
    <style:style style:name="P7" style:family="paragraph" style:parent-style-name="Text_20_body">
      <style:text-properties officeooo:rsid="002544cf" officeooo:paragraph-rsid="0025fe80"/>
    </style:style>
    <style:style style:name="P8" style:family="paragraph" style:parent-style-name="Text_20_body">
      <style:text-properties style:font-name="DejaVu Sans Light" fo:language="it" fo:country="IT" officeooo:rsid="002544cf" officeooo:paragraph-rsid="002544cf"/>
    </style:style>
    <style:style style:name="P9" style:family="paragraph" style:parent-style-name="Text_20_body">
      <style:text-properties style:font-name="DejaVu Sans Light" fo:language="it" fo:country="IT" fo:font-style="normal" officeooo:rsid="0025fe80" officeooo:paragraph-rsid="0025fe80" style:font-style-asian="normal" style:font-style-complex="normal"/>
    </style:style>
    <style:style style:name="P10" style:family="paragraph" style:parent-style-name="Title">
      <style:text-properties fo:color="#990000" style:font-name="DejaVu Sans Light" fo:language="it" fo:country="IT" officeooo:rsid="001c7cdb" officeooo:paragraph-rsid="001c7cdb" style:font-weight-complex="600"/>
    </style:style>
    <style:style style:name="P11" style:family="paragraph" style:parent-style-name="Heading_20_1">
      <style:text-properties style:font-name="DejaVu Sans Light" fo:language="it" fo:country="IT" officeooo:rsid="001db787" officeooo:paragraph-rsid="001db787"/>
    </style:style>
    <style:style style:name="P12" style:family="paragraph" style:parent-style-name="Heading_20_1">
      <style:text-properties style:font-name="DejaVu Sans Light" fo:language="it" fo:country="IT" officeooo:rsid="002544cf" officeooo:paragraph-rsid="002544cf"/>
    </style:style>
    <style:style style:name="P13" style:family="paragraph" style:parent-style-name="Heading_20_1">
      <style:text-properties style:font-name="DejaVu Sans Light" fo:language="it" fo:country="IT" officeooo:rsid="0030f4ca" officeooo:paragraph-rsid="0030f4ca"/>
    </style:style>
    <style:style style:name="P14" style:family="paragraph" style:parent-style-name="Heading_20_1">
      <style:text-properties style:font-name="DejaVu Sans Light" fo:language="it" fo:country="IT" officeooo:rsid="00349472" officeooo:paragraph-rsid="00349472"/>
    </style:style>
    <style:style style:name="P15" style:family="paragraph" style:parent-style-name="Heading_20_1">
      <style:text-properties style:font-name="DejaVu Sans Light" fo:language="it" fo:country="IT" officeooo:rsid="003be539" officeooo:paragraph-rsid="003be539"/>
    </style:style>
    <style:style style:name="P16" style:family="paragraph" style:parent-style-name="Heading_20_1">
      <style:text-properties style:font-name="DejaVu Sans Light" fo:language="it" fo:country="IT" officeooo:rsid="004615fc" officeooo:paragraph-rsid="004615fc"/>
    </style:style>
    <style:style style:name="P17" style:family="paragraph" style:parent-style-name="Text_20_body" style:list-style-name="L1">
      <style:text-properties fo:color="#000000" style:font-name="DejaVu Sans Light" fo:language="it" fo:country="IT" officeooo:rsid="001c7cdb" officeooo:paragraph-rsid="001c7cdb" style:font-weight-complex="600"/>
    </style:style>
    <style:style style:name="P18" style:family="paragraph" style:parent-style-name="Text_20_body" style:list-style-name="L2">
      <style:text-properties style:font-name="DejaVu Sans Light" fo:language="it" fo:country="IT" officeooo:rsid="002544cf" officeooo:paragraph-rsid="002544cf"/>
    </style:style>
    <style:style style:name="P19" style:family="paragraph" style:parent-style-name="Text_20_body" style:list-style-name="L3">
      <style:text-properties style:font-name="DejaVu Sans Light" fo:language="it" fo:country="IT" fo:font-weight="normal" officeooo:rsid="0025fe80" officeooo:paragraph-rsid="0025fe80" style:font-weight-asian="normal" style:font-weight-complex="normal"/>
    </style:style>
    <style:style style:name="P20" style:family="paragraph" style:parent-style-name="Text_20_body" style:list-style-name="L3">
      <style:text-properties style:font-name="DejaVu Sans Light" fo:language="it" fo:country="IT" fo:font-weight="normal" officeooo:rsid="0028f665" officeooo:paragraph-rsid="0028f665" style:font-weight-asian="normal" style:font-weight-complex="normal"/>
    </style:style>
    <style:style style:name="P21" style:family="paragraph" style:parent-style-name="Text_20_body" style:list-style-name="L3">
      <style:text-properties style:font-name="DejaVu Sans Light" fo:language="it" fo:country="IT" fo:font-weight="normal" officeooo:rsid="002a2d26" officeooo:paragraph-rsid="002a2d26" style:font-weight-asian="normal" style:font-weight-complex="normal"/>
    </style:style>
    <style:style style:name="P22" style:family="paragraph" style:parent-style-name="Text_20_body">
      <style:text-properties style:font-name="DejaVu Sans Light" fo:language="it" fo:country="IT" fo:font-weight="normal" officeooo:rsid="002b9651" officeooo:paragraph-rsid="002b9651" style:font-weight-asian="normal" style:font-weight-complex="normal"/>
    </style:style>
    <style:style style:name="P23" style:family="paragraph" style:parent-style-name="Text_20_body" style:list-style-name="L3">
      <style:text-properties style:font-name="DejaVu Sans Light" fo:language="it" fo:country="IT" fo:font-weight="normal" officeooo:rsid="002f6527" officeooo:paragraph-rsid="002f6527" style:font-weight-asian="normal" style:font-weight-complex="normal"/>
    </style:style>
    <style:style style:name="P24" style:family="paragraph" style:parent-style-name="Text_20_body">
      <style:text-properties style:font-name="DejaVu Sans Light" fo:language="it" fo:country="IT" fo:font-style="normal" officeooo:rsid="0030f4ca" officeooo:paragraph-rsid="0030f4ca" style:font-style-asian="normal" style:font-style-complex="normal"/>
    </style:style>
    <style:style style:name="P25" style:family="paragraph" style:parent-style-name="Text_20_body">
      <style:paragraph-properties fo:text-align="start" style:justify-single-word="false"/>
      <style:text-properties style:font-name="DejaVu Sans Light" fo:language="it" fo:country="IT" fo:font-style="normal" officeooo:rsid="0031306a" officeooo:paragraph-rsid="0031306a" style:font-style-asian="normal" style:font-style-complex="normal"/>
    </style:style>
    <style:style style:name="P26" style:family="paragraph" style:parent-style-name="Text_20_body">
      <style:paragraph-properties fo:text-align="start" style:justify-single-word="false"/>
      <style:text-properties style:font-name="DejaVu Sans Light" fo:language="it" fo:country="IT" fo:font-style="normal" officeooo:rsid="00329177" officeooo:paragraph-rsid="00329177" style:font-style-asian="normal" style:font-style-complex="normal"/>
    </style:style>
    <style:style style:name="P27" style:family="paragraph" style:parent-style-name="Text_20_body">
      <style:paragraph-properties fo:text-align="start" style:justify-single-word="false"/>
      <style:text-properties style:font-name="DejaVu Sans Light" fo:language="it" fo:country="IT" fo:font-style="normal" officeooo:rsid="0032fc12" officeooo:paragraph-rsid="0032fc12" style:font-style-asian="normal" style:font-style-complex="normal"/>
    </style:style>
    <style:style style:name="P28" style:family="paragraph" style:parent-style-name="Text_20_body">
      <style:paragraph-properties fo:text-align="start" style:justify-single-word="false"/>
      <style:text-properties style:font-name="DejaVu Sans Light" fo:language="it" fo:country="IT" fo:font-style="normal" officeooo:rsid="0033d2fa" officeooo:paragraph-rsid="0033d2fa" style:font-style-asian="normal" style:font-style-complex="normal"/>
    </style:style>
    <style:style style:name="P29" style:family="paragraph" style:parent-style-name="Text_20_body">
      <style:paragraph-properties fo:text-align="start" style:justify-single-word="false"/>
      <style:text-properties style:font-name="DejaVu Sans Light" fo:language="it" fo:country="IT" fo:font-style="normal" officeooo:rsid="00349472" officeooo:paragraph-rsid="00349472" style:font-style-asian="normal" style:font-style-complex="normal"/>
    </style:style>
    <style:style style:name="P30" style:family="paragraph" style:parent-style-name="Text_20_body" style:list-style-name="L4">
      <style:paragraph-properties fo:text-align="start" style:justify-single-word="false"/>
      <style:text-properties style:font-name="DejaVu Sans Light" fo:language="it" fo:country="IT" fo:font-style="normal" officeooo:rsid="00349472" officeooo:paragraph-rsid="00349472" style:font-style-asian="normal" style:font-style-complex="normal"/>
    </style:style>
    <style:style style:name="P31" style:family="paragraph" style:parent-style-name="Text_20_body">
      <style:paragraph-properties fo:text-align="start" style:justify-single-word="false"/>
      <style:text-properties style:font-name="DejaVu Sans Light" fo:language="it" fo:country="IT" fo:font-style="normal" officeooo:rsid="00362233" officeooo:paragraph-rsid="00362233" style:font-style-asian="normal" style:font-style-complex="normal"/>
    </style:style>
    <style:style style:name="P32" style:family="paragraph" style:parent-style-name="Text_20_body" style:list-style-name="L5">
      <style:paragraph-properties fo:text-align="start" style:justify-single-word="false"/>
      <style:text-properties style:font-name="DejaVu Sans Light" fo:language="it" fo:country="IT" fo:font-style="normal" officeooo:rsid="00362233" officeooo:paragraph-rsid="00362233" style:font-style-asian="normal" style:font-style-complex="normal"/>
    </style:style>
    <style:style style:name="P33" style:family="paragraph" style:parent-style-name="Text_20_body" style:list-style-name="L5">
      <style:paragraph-properties fo:text-align="start" style:justify-single-word="false"/>
      <style:text-properties style:font-name="DejaVu Sans Light" fo:language="it" fo:country="IT" fo:font-style="normal" officeooo:rsid="003769a3" officeooo:paragraph-rsid="003769a3" style:font-style-asian="normal" style:font-style-complex="normal"/>
    </style:style>
    <style:style style:name="P34" style:family="paragraph" style:parent-style-name="Text_20_body" style:list-style-name="L5">
      <style:paragraph-properties fo:text-align="start" style:justify-single-word="false"/>
      <style:text-properties style:font-name="DejaVu Sans Light" fo:language="it" fo:country="IT" fo:font-style="normal" officeooo:rsid="003769a3" officeooo:paragraph-rsid="0038e212" style:font-style-asian="normal" style:font-style-complex="normal"/>
    </style:style>
    <style:style style:name="P35" style:family="paragraph" style:parent-style-name="Text_20_body" style:list-style-name="L5">
      <style:paragraph-properties fo:text-align="start" style:justify-single-word="false"/>
      <style:text-properties style:font-name="DejaVu Sans Light" fo:language="it" fo:country="IT" fo:font-style="normal" officeooo:rsid="0038e212" officeooo:paragraph-rsid="0038e212" style:font-style-asian="normal" style:font-style-complex="normal"/>
    </style:style>
    <style:style style:name="P36" style:family="paragraph" style:parent-style-name="Text_20_body">
      <style:paragraph-properties fo:text-align="start" style:justify-single-word="false"/>
      <style:text-properties style:font-name="DejaVu Sans Light" fo:language="it" fo:country="IT" fo:font-style="normal" officeooo:rsid="0038e212" officeooo:paragraph-rsid="0038e212" style:font-style-asian="normal" style:font-style-complex="normal"/>
    </style:style>
    <style:style style:name="P37" style:family="paragraph" style:parent-style-name="Text_20_body">
      <style:paragraph-properties fo:text-align="start" style:justify-single-word="false"/>
      <style:text-properties style:font-name="DejaVu Sans Light" fo:language="it" fo:country="IT" fo:font-style="normal" officeooo:rsid="0038e236" officeooo:paragraph-rsid="0038e236" style:font-style-asian="normal" style:font-style-complex="normal"/>
    </style:style>
    <style:style style:name="P38" style:family="paragraph" style:parent-style-name="Text_20_body" style:list-style-name="L3">
      <style:text-properties officeooo:rsid="0025fe80" officeooo:paragraph-rsid="0025fe80"/>
    </style:style>
    <style:style style:name="P39" style:family="paragraph" style:parent-style-name="Text_20_body">
      <style:text-properties style:font-name="DejaVu Sans Light" officeooo:rsid="004615fc" officeooo:paragraph-rsid="0047ea1b"/>
    </style:style>
    <style:style style:name="P40" style:family="paragraph" style:parent-style-name="Text_20_body">
      <style:text-properties officeooo:rsid="003be539" officeooo:paragraph-rsid="003be539"/>
    </style:style>
    <style:style style:name="P41" style:family="paragraph" style:parent-style-name="Text_20_body" style:list-style-name="L6">
      <style:text-properties officeooo:rsid="003f36ca" officeooo:paragraph-rsid="003f36ca"/>
    </style:style>
    <style:style style:name="P42" style:family="paragraph" style:parent-style-name="Text_20_body" style:list-style-name="L6">
      <style:text-properties officeooo:rsid="00421bc5" officeooo:paragraph-rsid="00421bc5"/>
    </style:style>
    <style:style style:name="P43" style:family="paragraph" style:parent-style-name="Text_20_body">
      <style:text-properties officeooo:rsid="004333e4" officeooo:paragraph-rsid="004333e4"/>
    </style:style>
    <style:style style:name="P44" style:family="paragraph" style:parent-style-name="Text_20_body" style:list-style-name="L6">
      <style:text-properties officeooo:rsid="0044bcdf" officeooo:paragraph-rsid="0044bcdf"/>
    </style:style>
    <style:style style:name="T1" style:family="text">
      <style:text-properties officeooo:rsid="001cda4d"/>
    </style:style>
    <style:style style:name="T2" style:family="text">
      <style:text-properties style:font-name="DejaVu Sans Light"/>
    </style:style>
    <style:style style:name="T3" style:family="text">
      <style:text-properties style:font-name="DejaVu Sans Light" officeooo:rsid="001e40f8"/>
    </style:style>
    <style:style style:name="T4" style:family="text">
      <style:text-properties style:font-name="DejaVu Sans Light" officeooo:rsid="001eab34"/>
    </style:style>
    <style:style style:name="T5" style:family="text">
      <style:text-properties style:font-name="DejaVu Sans Light" officeooo:rsid="001f07ce"/>
    </style:style>
    <style:style style:name="T6" style:family="text">
      <style:text-properties style:font-name="DejaVu Sans Light" fo:font-style="italic" officeooo:rsid="001f07ce" style:font-style-asian="italic" style:font-style-complex="italic"/>
    </style:style>
    <style:style style:name="T7" style:family="text">
      <style:text-properties style:font-name="DejaVu Sans Light" fo:font-style="italic" officeooo:rsid="002078a0" style:font-style-asian="italic" style:font-style-complex="italic"/>
    </style:style>
    <style:style style:name="T8" style:family="text">
      <style:text-properties style:font-name="DejaVu Sans Light" fo:font-style="normal" style:font-style-asian="normal" style:font-style-complex="normal"/>
    </style:style>
    <style:style style:name="T9" style:family="text">
      <style:text-properties style:font-name="DejaVu Sans Light" fo:font-style="normal" officeooo:rsid="001f07ce" style:font-style-asian="normal" style:font-style-complex="normal"/>
    </style:style>
    <style:style style:name="T10" style:family="text">
      <style:text-properties style:font-name="DejaVu Sans Light" fo:font-style="normal" officeooo:rsid="002078a0" style:font-style-asian="normal" style:font-style-complex="normal"/>
    </style:style>
    <style:style style:name="T11" style:family="text">
      <style:text-properties style:font-name="DejaVu Sans Light" fo:font-style="normal" officeooo:rsid="002705c7" style:font-style-asian="normal" style:font-style-complex="normal"/>
    </style:style>
    <style:style style:name="T12" style:family="text">
      <style:text-properties style:font-name="DejaVu Sans Light" fo:font-style="normal" fo:font-weight="bold" style:font-style-asian="normal" style:font-weight-asian="bold" style:font-style-complex="normal" style:font-weight-complex="bold"/>
    </style:style>
    <style:style style:name="T13" style:family="text">
      <style:text-properties style:font-name="DejaVu Sans Light" fo:font-style="normal" fo:font-weight="normal" style:font-style-asian="normal" style:font-weight-asian="normal" style:font-style-complex="normal" style:font-weight-complex="normal"/>
    </style:style>
    <style:style style:name="T14" style:family="text">
      <style:text-properties style:font-name="DejaVu Sans Light" fo:font-weight="bold" style:font-weight-asian="bold" style:font-weight-complex="bold"/>
    </style:style>
    <style:style style:name="T15" style:family="text">
      <style:text-properties style:font-name="DejaVu Sans Light" fo:font-weight="bold" officeooo:rsid="001e40f8" style:font-weight-asian="bold" style:font-weight-complex="bold"/>
    </style:style>
    <style:style style:name="T16" style:family="text">
      <style:text-properties style:font-name="DejaVu Sans Light" officeooo:rsid="002078a0"/>
    </style:style>
    <style:style style:name="T17" style:family="text">
      <style:text-properties style:font-name="DejaVu Sans Light" fo:language="it" fo:country="IT"/>
    </style:style>
    <style:style style:name="T18" style:family="text">
      <style:text-properties style:font-name="DejaVu Sans Light" fo:language="it" fo:country="IT" fo:font-style="normal" fo:font-weight="normal" style:font-style-asian="normal" style:font-weight-asian="normal" style:font-style-complex="normal" style:font-weight-complex="normal"/>
    </style:style>
    <style:style style:name="T19" style:family="text">
      <style:text-properties style:font-name="DejaVu Sans Light" fo:language="it" fo:country="IT" fo:font-style="normal" fo:font-weight="bold" style:font-style-asian="normal" style:font-weight-asian="bold" style:font-style-complex="normal" style:font-weight-complex="bold"/>
    </style:style>
    <style:style style:name="T20" style:family="text">
      <style:text-properties style:font-name="DejaVu Sans Light" fo:language="it" fo:country="IT" fo:font-style="normal" fo:font-weight="bold" officeooo:rsid="0025fe80" style:font-style-asian="normal" style:font-weight-asian="bold" style:font-style-complex="normal" style:font-weight-complex="bold"/>
    </style:style>
    <style:style style:name="T21" style:family="text">
      <style:text-properties style:font-name="DejaVu Sans Light" fo:language="it" fo:country="IT" fo:font-style="normal" officeooo:rsid="0025fe80" style:font-style-asian="normal" style:font-style-complex="normal"/>
    </style:style>
    <style:style style:name="T22" style:family="text">
      <style:text-properties style:font-name="DejaVu Sans Light" fo:language="it" fo:country="IT" officeooo:rsid="0025fe80"/>
    </style:style>
    <style:style style:name="T23" style:family="text">
      <style:text-properties style:font-name="DejaVu Sans Light" fo:language="it" fo:country="IT" fo:font-style="italic" officeooo:rsid="0025fe80" style:font-style-asian="italic" style:font-style-complex="italic"/>
    </style:style>
    <style:style style:name="T24" style:family="text">
      <style:text-properties style:font-name="DejaVu Sans Light" fo:language="it" fo:country="IT" fo:font-weight="bold" style:font-weight-asian="bold" style:font-weight-complex="bold"/>
    </style:style>
    <style:style style:name="T25" style:family="text">
      <style:text-properties style:font-name="DejaVu Sans Light" fo:language="it" fo:country="IT" fo:font-weight="normal" style:font-weight-asian="normal" style:font-weight-complex="normal"/>
    </style:style>
    <style:style style:name="T26" style:family="text">
      <style:text-properties style:font-name="DejaVu Sans Light" officeooo:rsid="002705c7"/>
    </style:style>
    <style:style style:name="T27" style:family="text">
      <style:text-properties fo:font-style="italic"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329177" style:font-style-asian="italic" style:font-weight-asian="normal" style:font-style-complex="italic" style:font-weight-complex="normal"/>
    </style:style>
    <style:style style:name="T30" style:family="text">
      <style:text-properties fo:font-style="italic" fo:font-weight="normal" officeooo:rsid="0032fc12" style:font-style-asian="italic" style:font-weight-asian="normal" style:font-style-complex="italic" style:font-weight-complex="normal"/>
    </style:style>
    <style:style style:name="T31" style:family="text">
      <style:text-properties fo:font-style="italic" fo:font-weight="normal" officeooo:rsid="003ace91" style:font-style-asian="italic" style:font-weight-asian="normal" style:font-style-complex="italic" style:font-weight-complex="normal"/>
    </style:style>
    <style:style style:name="T32" style:family="text">
      <style:text-properties fo:font-style="normal" style:font-style-asian="normal" style:font-style-complex="normal"/>
    </style:style>
    <style:style style:name="T33" style:family="text">
      <style:text-properties fo:font-style="normal" officeooo:rsid="002d8082"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2078a0" style:font-style-asian="normal" style:font-weight-asian="bold" style:font-style-complex="normal" style:font-weight-complex="bold"/>
    </style:style>
    <style:style style:name="T36" style:family="text">
      <style:text-properties fo:font-style="normal" fo:font-weight="bold" officeooo:rsid="002d8082" style:font-style-asian="normal" style:font-weight-asian="bold" style:font-style-complex="normal" style:font-weight-complex="bold"/>
    </style:style>
    <style:style style:name="T37" style:family="text">
      <style:text-properties fo:font-style="normal" fo:font-weight="normal" officeooo:rsid="002078a0" style:font-style-asian="normal" style:font-weight-asian="normal" style:font-style-complex="normal" style:font-weight-complex="normal"/>
    </style:style>
    <style:style style:name="T38" style:family="text">
      <style:text-properties officeooo:rsid="002a2d26"/>
    </style:style>
    <style:style style:name="T39" style:family="text">
      <style:text-properties fo:font-weight="bold" style:font-weight-asian="bold" style:font-weight-complex="bold"/>
    </style:style>
    <style:style style:name="T40" style:family="text">
      <style:text-properties fo:font-weight="bold" officeooo:rsid="0031306a" style:font-weight-asian="bold" style:font-weight-complex="bold"/>
    </style:style>
    <style:style style:name="T41" style:family="text">
      <style:text-properties fo:font-weight="bold" officeooo:rsid="00329177" style:font-weight-asian="bold" style:font-weight-complex="bold"/>
    </style:style>
    <style:style style:name="T42" style:family="text">
      <style:text-properties fo:font-weight="normal" style:font-weight-asian="normal" style:font-weight-complex="normal"/>
    </style:style>
    <style:style style:name="T43" style:family="text">
      <style:text-properties fo:font-weight="normal" officeooo:rsid="0031306a" style:font-weight-asian="normal" style:font-weight-complex="normal"/>
    </style:style>
    <style:style style:name="T44" style:family="text">
      <style:text-properties fo:font-weight="normal" officeooo:rsid="00329177" style:font-weight-asian="normal" style:font-weight-complex="normal"/>
    </style:style>
    <style:style style:name="T45" style:family="text">
      <style:text-properties fo:font-weight="normal" officeooo:rsid="0032fc12" style:font-weight-asian="normal" style:font-weight-complex="normal"/>
    </style:style>
    <style:style style:name="T46" style:family="text">
      <style:text-properties fo:font-weight="normal" officeooo:rsid="0033d2fa" style:font-weight-asian="normal" style:font-weight-complex="normal"/>
    </style:style>
    <style:style style:name="T47" style:family="text">
      <style:text-properties fo:font-weight="normal" officeooo:rsid="00362233" style:font-weight-asian="normal" style:font-weight-complex="normal"/>
    </style:style>
    <style:style style:name="T48" style:family="text">
      <style:text-properties fo:font-weight="normal" officeooo:rsid="0038e212" style:font-weight-asian="normal" style:font-weight-complex="normal"/>
    </style:style>
    <style:style style:name="T49" style:family="text">
      <style:text-properties fo:font-weight="normal" officeooo:rsid="003ace91" style:font-weight-asian="normal" style:font-weight-complex="normal"/>
    </style:style>
    <style:style style:name="T50" style:family="text">
      <style:text-properties style:font-name="DejaVu Sans Light" fo:language="it" fo:country="IT"/>
    </style:style>
    <style:style style:name="T51" style:family="text">
      <style:text-properties style:font-name="DejaVu Sans Light" fo:language="it" fo:country="IT" fo:font-style="italic" style:font-style-asian="italic" style:font-style-complex="italic"/>
    </style:style>
    <style:style style:name="T52" style:family="text">
      <style:text-properties style:font-name="DejaVu Sans Light" fo:language="it" fo:country="IT" fo:font-style="italic" officeooo:rsid="0040061f" style:font-style-asian="italic" style:font-style-complex="italic"/>
    </style:style>
    <style:style style:name="T53" style:family="text">
      <style:text-properties style:font-name="DejaVu Sans Light" fo:language="it" fo:country="IT" fo:font-style="italic" officeooo:rsid="004168bf" style:font-style-asian="italic" style:font-style-complex="italic"/>
    </style:style>
    <style:style style:name="T54" style:family="text">
      <style:text-properties style:font-name="DejaVu Sans Light" fo:language="it" fo:country="IT" fo:font-style="italic" officeooo:rsid="004333e4" style:font-style-asian="italic" style:font-style-complex="italic"/>
    </style:style>
    <style:style style:name="T55" style:family="text">
      <style:text-properties style:font-name="DejaVu Sans Light" fo:language="it" fo:country="IT" fo:font-style="normal" style:font-style-asian="normal" style:font-style-complex="normal"/>
    </style:style>
    <style:style style:name="T56" style:family="text">
      <style:text-properties style:font-name="DejaVu Sans Light" fo:language="it" fo:country="IT" fo:font-style="normal" officeooo:rsid="003db877" style:font-style-asian="normal" style:font-style-complex="normal"/>
    </style:style>
    <style:style style:name="T57" style:family="text">
      <style:text-properties style:font-name="DejaVu Sans Light" fo:language="it" fo:country="IT" fo:font-style="normal" officeooo:rsid="0040061f" style:font-style-asian="normal" style:font-style-complex="normal"/>
    </style:style>
    <style:style style:name="T58" style:family="text">
      <style:text-properties style:font-name="DejaVu Sans Light" fo:language="it" fo:country="IT" fo:font-style="normal" officeooo:rsid="004168bf" style:font-style-asian="normal" style:font-style-complex="normal"/>
    </style:style>
    <style:style style:name="T59" style:family="text">
      <style:text-properties style:font-name="DejaVu Sans Light" fo:language="it" fo:country="IT" fo:font-style="normal" officeooo:rsid="004333e4" style:font-style-asian="normal" style:font-style-complex="normal"/>
    </style:style>
    <style:style style:name="T60" style:family="text">
      <style:text-properties style:font-name="DejaVu Sans Light" fo:language="it" fo:country="IT" fo:font-style="normal" officeooo:rsid="0044bcdf" style:font-style-asian="normal" style:font-style-complex="normal"/>
    </style:style>
    <style:style style:name="T61" style:family="text">
      <style:text-properties style:font-name="DejaVu Sans Light" fo:language="it" fo:country="IT" fo:font-style="normal" officeooo:rsid="004615fc" style:font-style-asian="normal" style:font-style-complex="normal"/>
    </style:style>
    <style:style style:name="T62" style:family="text">
      <style:text-properties fo:language="it" fo:country="IT"/>
    </style:style>
    <style:style style:name="T63" style:family="text">
      <style:text-properties fo:language="it" fo:country="IT" fo:font-weight="bold" style:font-weight-asian="bold" style:font-weight-complex="bold"/>
    </style:style>
    <style:style style:name="T64" style:family="text">
      <style:text-properties fo:language="it" fo:country="IT" fo:font-weight="bold" officeooo:rsid="0047ea1b" style:font-weight-asian="bold" style:font-weight-complex="bold"/>
    </style:style>
    <style:style style:name="T65" style:family="text">
      <style:text-properties fo:language="it" fo:country="IT" fo:font-weight="normal" style:font-weight-asian="normal" style:font-weight-complex="normal"/>
    </style:style>
    <style:style style:name="T66" style:family="text">
      <style:text-properties fo:language="it" fo:country="IT" fo:font-weight="normal" officeooo:rsid="0047ea1b" style:font-weight-asian="normal" style:font-weight-complex="normal"/>
    </style:style>
    <style:style style:name="T67" style:family="text">
      <style:text-properties fo:language="it" fo:country="IT" fo:font-style="italic" fo:font-weight="normal" style:font-style-asian="italic" style:font-weight-asian="normal" style:font-style-complex="italic" style:font-weight-complex="normal"/>
    </style:style>
    <style:style style:name="T68" style:family="text">
      <style:text-properties fo:language="it" fo:country="IT" fo:font-style="italic" fo:font-weight="normal" officeooo:rsid="0047ea1b" style:font-style-asian="italic" style:font-weight-asian="normal" style:font-style-complex="italic" style:font-weight-complex="normal"/>
    </style:style>
    <style:style style:name="T69" style:family="text">
      <style:text-properties fo:language="it" fo:country="IT" fo:font-style="normal" fo:font-weight="normal" officeooo:rsid="0047ea1b" style:font-style-asian="normal" style:font-weight-asian="normal" style:font-style-complex="normal" style:font-weight-complex="normal"/>
    </style:style>
    <style:style style:name="T70" style:family="text">
      <style:text-properties fo:language="it" fo:country="IT" fo:font-style="normal" fo:font-weight="normal" officeooo:rsid="0044bcdf" style:font-style-asian="normal" style:font-weight-asian="normal" style:font-style-complex="normal" style:font-weight-complex="normal"/>
    </style:style>
    <style:style style:name="T71" style:family="text">
      <style:text-properties fo:language="it" fo:country="IT" fo:font-style="normal" fo:font-weight="bold" officeooo:rsid="0047ea1b"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FASE 2 ~ RELAZIONE</text:p>
      <text:p text:style-name="P1">Scopo della seconda fase del progetto RIKAYA Operating System è quello di completare le funzionalità abbozzate nella fase 1.5, completando quest’ultime in modo da ultimare il livello del kernel. La struttura del kernel realizzata si basa quindi su moduli precedentemente programmati e che sono stati modifcati in modo da gestire nel modo corretto i servizi che il kernel deve fornire, secondo le specifiche della fase 2. In particolare il nucleo deve gestire:</text:p>
      <text:list xml:id="list821262595051901020" text:style-name="L1">
        <text:list-item>
          <text:p text:style-name="P17">Inizializzazione del sistema</text:p>
        </text:list-item>
        <text:list-item>
          <text:p text:style-name="P17">scheduling dei processi</text:p>
        </text:list-item>
        <text:list-item>
          <text:p text:style-name="P17">gestione delle syscall</text:p>
        </text:list-item>
        <text:list-item>
          <text:p text:style-name="P17">gestione degli interrupt</text:p>
        </text:list-item>
      </text:list>
      <text:p text:style-name="P1">Nella descrizione del codice scritto si procederà esponendo <text:span text:style-name="T1">in primo luogo</text:span> le scelte fatte in fase di inizializzazione e successivamente si discuterà delle modifiche fatte allo scheduler rispetto a quello della fase 1.5. <text:span text:style-name="T1">In secondo luogo</text:span> si <text:span text:style-name="T1">passeranno in rassegna le varie syscall e gli interrupt per esporre le motivazioni che hanno portato alla stesura del codice.</text:span></text:p>
      <text:p text:style-name="P2">N.B. nella relazione le parole in <text:span text:style-name="T27">italic </text:span><text:span text:style-name="T32">indicano che si sta parlando di una variabile, la parole in UPPERCASE sono costanti, mentre per le funzioni si usa il </text:span><text:span text:style-name="T35">bold</text:span><text:span text:style-name="T37">.</text:span></text:p>
      <text:h text:style-name="P11" text:outline-level="1">Entry point(file main.c)</text:h>
      <text:p text:style-name="P3"><text:span text:style-name="T2">L’esecuzione del nucleo parte d</text:span><text:span text:style-name="T26">a</text:span><text:span text:style-name="T2">l file main.c, in cui oltre all’ inizializzazione della fase 1.5, vengono aggiunte l’inizializzazione della Active Semaphore List (</text:span><text:span text:style-name="T14">initASL</text:span><text:span text:style-name="T2">), delle strutture dati dedicate ai semafori </text:span><text:span text:style-name="T3">(</text:span><text:span text:style-name="T15">initSemDevices</text:span><text:span text:style-name="T3">) e del contatore dei processi bloccati su semafori </text:span><text:span text:style-name="T16">(</text:span><text:span text:style-name="T7">ProcBlocked</text:span><text:span text:style-name="T16">)</text:span><text:span text:style-name="T3">. Il root process, </text:span><text:span text:style-name="T4">data la sua importanza,</text:span><text:span text:style-name="T3"> viene subito allocato e settato,</text:span><text:span text:style-name="T4"> visto che il suo program counter</text:span><text:span text:style-name="T3"> cont</text:span><text:span text:style-name="T4">i</text:span><text:span text:style-name="T3">ene l’indirizzo di memoria della funzione di test e </text:span><text:span text:style-name="T4">che</text:span><text:span text:style-name="T3"> </text:span><text:span text:style-name="T4">deve </text:span><text:span text:style-name="T3">essere il processo tutor di default (nel caso un processo divenisse orfano e non ci fossero tutor).</text:span></text:p>
      <text:p text:style-name="P4"><text:span text:style-name="T3">L</text:span><text:span text:style-name="T2">a funzione </text:span><text:span text:style-name="T14">initSemDevices</text:span><text:span text:style-name="T2"> serve per allocare i semafori. Dato che ogni semaforo ha una chiave di tipo intero, è necessario allocare un numero di interi pari al numero di semafori </text:span><text:span text:style-name="T5">utilizzati. Per fare ciò abbiamo deciso di utilizzare un array di interi con dimensione pari a MAX_DEVICES (l’ultimo elemento, di indice CLOCK_SEM, è quello dedicato alla system call WAITCLOCK). Tutti gli elementi dell’array </text:span><text:span text:style-name="T16">di interi </text:span><text:span text:style-name="T6">semDev</text:span><text:span text:style-name="T9"> sono inizializzati a 0. Successivamente </text:span><text:span text:style-name="T10">si usa la struttura dati </text:span><text:span text:style-name="T7">semDevices</text:span><text:span text:style-name="T10">, facendo puntare la chiave di ogni semaforo (per ogni </text:span><text:span text:style-name="T11">istanza <text:s/>di ogni </text:span><text:span text:style-name="T10">tipo di device) ad un intero differente all’interno di </text:span><text:soft-page-break/><text:span text:style-name="T7">semDev</text:span><text:span text:style-name="T10">. Completata l’inizializzazione dei semafori sarà possibile </text:span><text:span text:style-name="T11">eseguire </text:span><text:span text:style-name="T10">le syscall passeren e verhogen.</text:span></text:p>
      <text:p text:style-name="P5"><text:span text:style-name="T8">É importante notare che l’allocazione fatta in questo modo non viola il fatto che ci sia un numero limitato si semd_t. Infatti </text:span><text:span text:style-name="T12">initSemDevices</text:span><text:span text:style-name="T13"> non sta allocando descrittori di semafori (che sono in numero limitato), ma interi a cui puntano le chiavi dei semafori.</text:span></text:p>
      <text:p text:style-name="P6"><text:span text:style-name="T18">Una volta inizializzati i semafori e aggiunto il pcb del root process alla ready queue si usa la funzione </text:span><text:span text:style-name="T19">SET_IT</text:span><text:span text:style-name="T18"> che fa partire l’interval timer da 100 ms. </text:span><text:span text:style-name="T19">SET_IT</text:span><text:span text:style-name="T18"> viene messa nel main perché l’IT deve generare un interrupt sulla seconda linea ogni 100 ms, perciò viene usata per la prima volta prima di iniziare l’esecuzione vera e propria che partirà richiamando lo scheduler.</text:span></text:p>
      <text:h text:style-name="P12" text:outline-level="1">Scheduler (scheduler.c e relativo header)</text:h>
      <text:p text:style-name="P8">Rispetto alla fase precedente lo scheduler deve tenere traccia del tempo di esecuzione del processo in user mode, kernel mode oltre che del tempo totale dalla prima attivazione del processo. Inoltre lo scheduler deve gestire casi in cui la ready queue può trovarsi vuota a causa del fatto che potrebbero esserci processi in attesa di I/O.</text:p>
      <text:p text:style-name="P8">Per quanto riguarda la gestione del tempo abbiamo deciso di utilizzare due variabili (una per il tempo ‘old’ e una per il tempo ‘new’) per segnare il tempo passato in user mode, due variabili per gestire quello in kernel mode e una per gestire il wallclock time. Queste cinque variabili vengono memorizzate in campi all’interno del pcb. Il meccanismo utilizzato per aggiornare le varibili è il seguente:</text:p>
      <text:list xml:id="list7050956058801579160" text:style-name="L2">
        <text:list-item>
          <text:p text:style-name="P18">si controlla se il tempo new è positivo: se ciò accade significa che si deve aggiornare il tempo totale passato in una modalità, ossia il tempo old che verrà quindi aggiornato sommandoci la differenza del valore del registro TODLOW e del valore di time new</text:p>
        </text:list-item>
      </text:list>
      <text:p text:style-name="P7"><text:span text:style-name="T17">Esempio: si sta eseguendo codice utente e si solleva un’eccezione di tipo SYSCALL. </text:span><text:span text:style-name="T22">Si controlla </text:span><text:span text:style-name="T23">user_time_new</text:span><text:span text:style-name="T21"> con il meccanismo appena descritto e se positivo si fa </text:span><text:span text:style-name="T23">user_time_old</text:span><text:span text:style-name="T21"> += </text:span><text:span text:style-name="T20">getTODLO</text:span><text:span text:style-name="T21">() - </text:span><text:span text:style-name="T23">user_time_new</text:span><text:span text:style-name="T21">. Successivamente <text:s/>si mette il valore di </text:span><text:span text:style-name="T23">user_time_new</text:span><text:span text:style-name="T21"> a 0 e si legge il valore del registro TODLOW assegnandolo a </text:span><text:span text:style-name="T23">kernel_time_new</text:span><text:span text:style-name="T21">. Una volta finito il tempo in kernel mode si ritorna in user mode gestendo il tempo come appena descritto.</text:span></text:p>
      <text:p text:style-name="P9">I momenti in cui fare time management, sono questi:</text:p>
      <text:list xml:id="list5808448768742449886" text:style-name="L3">
        <text:list-item>
          <text:p text:style-name="P38"><text:span text:style-name="T17">prima di fare </text:span><text:span text:style-name="T24">LDST</text:span><text:span text:style-name="T25"> di un processo si fa partire il tempo utente, dato che una volta che un processo viene bloccato perché finisce il suo quanto, quando riprende l’esecuzione sarà di sicuro in user mode, dato che durante la gestione delle eccezioni gli interrupt sono disabilitati.</text:span></text:p>
        </text:list-item>
        <text:list-item>
          <text:p text:style-name="P19"><text:soft-page-break/>Quando un processo sta eseguendo il codice utente e si richiede l’utilizzo dei servizi offerti dal sistema operativo con una system call, si passa da user mode a kernel mode</text:p>
        </text:list-item>
        <text:list-item>
          <text:p text:style-name="P20">Quand<text:span text:style-name="T38">o una syscall termina, alla fine del case dello switch delle eccezioni che gestisce le syscalls, si passa da kernel mode a user mode(da notare che quando si fa una P, si ferma il tempo passato in kernel mode dato che il processo attende su un semaforo e viene richiamato lo scheduler, dunque non si fa ripartire il tempo utente perché il processo non sta eseguendo né codice utente né codice di sistema)</text:span></text:p>
        </text:list-item>
        <text:list-item>
          <text:p text:style-name="P21">Quando un interrupt si conclude e viene mandato l’acknowledgement, il controllo ritorna all’interno dell’handler delle eccezioni dove si fa ripartire il tempo utente</text:p>
        </text:list-item>
        <text:list-item>
          <text:p text:style-name="P23">Quando si solleva un’eccezione generica il tempo utente finisce e va quindi aggiornato</text:p>
        </text:list-item>
      </text:list>
      <text:p text:style-name="P22">A differenza della fase 1.5, in cui lo scheduler controlla solo se la ready queue è vuota(in tal caso si fa <text:span text:style-name="T39">HALT</text:span>), lo scheduler della fase2 controlla come prima cosa se ci sono processi all’interno della ready queue. Se ci sono processi si richiama la funzione <text:span text:style-name="T39">context</text:span>, che fa context switch schedulando un nuovo processo presente nella coda dei processi ready, altrimenti controlla che il processo corrente non sia vuoto: se il <text:span text:style-name="T27">curr_proc</text:span><text:span text:style-name="T32"> è NULL si richiama </text:span><text:span text:style-name="T34">context</text:span><text:span text:style-name="T32">, altrimenti si controlla se il contatore di processi bloccati è a zero. Se </text:span><text:span text:style-name="T27">ProcBlocked</text:span><text:span text:style-name="T32"> è 0 allora non ci sono più processi de eseguire e si richiama </text:span><text:span text:style-name="T34">HALT</text:span><text:span text:style-name="T32">, altrimenti </text:span><text:span text:style-name="T33">si usa la funzione </text:span><text:span text:style-name="T36">WAIT</text:span><text:span text:style-name="T33">, facendo partire il timer del processore (perché magari allo scadere dei 3ms la ready queue può essere non vuota) e abilitando gli interrupt (altrimenti non succede nulla, dato che, non essendoci processi da eseguire, l’unica eccezione che può verificarsi è l’interrupt di <text:s/>un processo bloccato su un semaforo di un device o della waitclock).</text:span></text:p>
      <text:h text:style-name="P13" text:outline-level="1">Handler exceptions (handler.c e relativo header)</text:h>
      <text:p text:style-name="P24">Ogni volta che si solleva un interrupt, una system call o una trap, il nucleo passa l’esecuzione alla funzione <text:span text:style-name="T39">Handler</text:span><text:span text:style-name="T42">, il cui indirizzo in memoria è caricato all’interno delle 4 areas del ROM reserved frame. Dunque, come descritto nel manuale, possono verificarsi quindici diversi tipi di eccezione. Per gestire il tutto in modo più efficiente si è deciso di sfruttare uno switch utilizzando come espressione da valutare l’exception code, </text:span><text:span text:style-name="T43">un campo di 5 bit all’interno del registro Cause (ottenuto con la funzione </text:span><text:span text:style-name="T40">getCAUSE</text:span><text:span text:style-name="T43">). L’utilizzo di uno switch per gestire tutte le eccezioni consente si semplificare il time management, oltre che fare un controllo sull’accesso alla funzione </text:span><text:span text:style-name="T40">Handler</text:span><text:span text:style-name="T43"> in user mode (se ciò accade si genera una program trap). Di conseguenza dato che non si sta più </text:span><text:soft-page-break/><text:span text:style-name="T43">eseguendo codice utente, quest’ultimo viene aggiornato e fermato. Per far partire il kernel time, invece si aspetta, in quanto gli interrupt, per semplicità, non vengono considerati come tempo kernel (sicuramente gli interrupt sollevati dal processor local timer e dall’interval timer non sono inputabili a processi). Il kernel time viene fatto partire solo all’inizio del case delle syscall.</text:span></text:p>
      <text:p text:style-name="P25"><text:span text:style-name="T42">L’utilizzo di una funzione come </text:span><text:span text:style-name="T39">Handler</text:span><text:span text:style-name="T42"> per gestire tutte le eccezioni consente anche di controllare che l’esecuzione quando il processore è in stato waiting sia corretta: infatti se il processo corrente è NULL e si solleva un’ eccezione richiamando </text:span><text:span text:style-name="T39">Handler</text:span><text:span text:style-name="T42">, tale exception altro non può essere che un interrupt e di conseguenza i</text:span><text:span text:style-name="T44">l </text:span><text:span text:style-name="T29">cause_code</text:span><text:span text:style-name="T44"> (intero su cui fare lo switch), va impostato su EXC_INTERRUPT (inoltre una volta che la funzione </text:span><text:span text:style-name="T41">Interrupt_Handler</text:span><text:span text:style-name="T44"> è terminata, se il </text:span><text:span text:style-name="T29">curr_proc</text:span><text:span text:style-name="T44"> è NULL allora bisogna richiamare lo scheduler: ciò avviene per esempio quando c’è un processo bloccato a fare I/O su un terminale e quest’ultimo conclude, dunque se il processore era in stato di wait il processo risvegliato con l’interrupt dovrà essere schedulato). Una volta ottenuto il </text:span><text:span text:style-name="T29">cause_code</text:span><text:span text:style-name="T44">, il controllo passa ad uno dei case e quindi si richiamano le funzioni che gestiscono le varie eccezioni: interrupt (</text:span><text:span text:style-name="T41">Interrupt_Handler</text:span><text:span text:style-name="T44">), syscall (ulteriore switch all’interno del case per capire quale funzione richiamare) o trap (</text:span><text:span text:style-name="T41">PGMtrap</text:span><text:span text:style-name="T44">, </text:span><text:span text:style-name="T41">TLBtrap</text:span><text:span text:style-name="T44">, </text:span><text:span text:style-name="T41">SYSBPtrap</text:span><text:span text:style-name="T44">).</text:span></text:p>
      <text:p text:style-name="P26"><text:span text:style-name="T42">Da notare è lo switch all’iterno del case delle system calls (</text:span><text:span text:style-name="T28">cause_code</text:span><text:span text:style-name="T42"> = 8), in cui dopo aver fatto time management si incrementa il program counter del processo corrente e si identifica la syscall richiamata usando come espressione per lo switch il valore del registro </text:span><text:span text:style-name="T28">curr_proc→p_s.rega0</text:span><text:span text:style-name="T42">. </text:span><text:span text:style-name="T45">Si utilizza la variabile </text:span><text:span text:style-name="T30">result</text:span><text:span text:style-name="T45"> per memorizzare il valore di ritorno di alcune syscalls dato che tra queste sono presenti sia procedure che funzioni. Tra tutte le system calls, è interessante notare il case della Do_IO: l’assegnamento </text:span><text:span text:style-name="T30">wakeup_proc = curr_proc</text:span><text:span text:style-name="T45"> fatto prima della chiamata è fondamentale, altrimenti si farebbe una dangling reference alla prima chiamata di Do_IO, dato che al suo interno il valore di </text:span><text:span text:style-name="T30">wakeup_proc</text:span><text:span text:style-name="T45"> serve per capire se il processo che richiede Do_IO sia il processo corrente o una risveglaito da un interrupt. </text:span></text:p>
      <text:p text:style-name="P27"><text:span text:style-name="T42">Se si riceve un valore di syscall superiore a 10, si cerca un gestore </text:span><text:span text:style-name="T46">di tipo syscall/breakpoint, ma se questo non è stato specificato attraverso una specpassup, il processo viene terminato.</text:span></text:p>
      <text:p text:style-name="P28"><text:span text:style-name="T42">Tutte le altre eccezioni che si possono verificare oltre a interrupt e syscall sono trap. In base all’exception code di cause si richiama il gestore per le program trap, le tlb trap e le sysbp trap.</text:span></text:p>
      <text:p text:style-name="P28"><text:span text:style-name="T42">Se il valore dell’exception code non è tra 0 e 14, il processo viene eliminato. </text:span></text:p>
      <text:p text:style-name="P29"><text:span text:style-name="T42">Una volta determinata l’eccezione viene dunque eseguito il gestore della relativa eccezione, si inizi ad esaminare il gestore degli interrupt.</text:span></text:p>
      <text:h text:style-name="P14" text:outline-level="1"><text:soft-page-break/>Interrupts (interrupts.c e relativo header)</text:h>
      <text:p text:style-name="P29"><text:span text:style-name="T44">P</text:span><text:span text:style-name="T42">er gestire gli interrupt abbiamo considerato i seguenti punti:</text:span></text:p>
      <text:list xml:id="list4036911738622401671" text:style-name="L4">
        <text:list-item>
          <text:p text:style-name="P30"><text:span text:style-name="T47">C</text:span><text:span text:style-name="T42">apire quale linea ha generato l’interrupt</text:span></text:p>
        </text:list-item>
        <text:list-item>
          <text:p text:style-name="P30"><text:span text:style-name="T47">L</text:span><text:span text:style-name="T42">a funzione che gestisce gli interrupt deve essere strutturata io modo da consentire che interrupt a priorità più elevata ricevano l’ack prima di interrupt a priorità più bassa</text:span></text:p>
        </text:list-item>
        <text:list-item>
          <text:p text:style-name="P30"><text:span text:style-name="T47">S</text:span><text:span text:style-name="T42">e ci sono più istanze per tipo di device come nelle linee di interrupt dalla 3 alla 7, è necessario capire quale o quali device hanno un interrupt pendente</text:span></text:p>
        </text:list-item>
        <text:list-item>
          <text:p text:style-name="P30"><text:span text:style-name="T47">S</text:span><text:span text:style-name="T42">e ci sono più interrupt attivi insieme, allora si restituisce </text:span><text:span text:style-name="T47">l’ack a tutti gli interrupt pendenti</text:span></text:p>
        </text:list-item>
      </text:list>
      <text:p text:style-name="P31"><text:span text:style-name="T42">Le scelte fatte per fronteggiare queste richieste sono le seguenti:</text:span></text:p>
      <text:list xml:id="list1984838000551450357" text:style-name="L5">
        <text:list-item>
          <text:p text:style-name="P32"><text:span text:style-name="T42">Per capire quale sia la linea che ha generato un interrupt abbiamo utilizzato la macro definita nel file const_rikaya.h CAUSE_IP_GET(</text:span><text:span text:style-name="T28">cause</text:span><text:span text:style-name="T42">, </text:span><text:span text:style-name="T28">int_no</text:span><text:span text:style-name="T42">), che ritorna uno se la linea di interrupt line_no ha generato un interrupt, facendo delle operazioni bit a bit con il registro cause della INT_OLDAREA. Ciò suggerisce di fare degli if, uno per ogni linea di interrupt.</text:span></text:p>
        </text:list-item>
        <text:list-item>
          <text:p text:style-name="P33"><text:span text:style-name="T42">Per dare una gerarchia agli interrupt abbiamo fatto il seguente ragionamento, che si eplicita meglio con un esempio: l’interrupt del PLT ha priorità maggiore dell’interrupt del terminale, perciò basta mettere il controllo con CAUSE_IP_GET(</text:span><text:span text:style-name="T28">cause</text:span><text:span text:style-name="T42">, INT_T_SLICE) prima di CAUSE_IP_GET(</text:span><text:span text:style-name="T28">cause</text:span><text:span text:style-name="T42">, INT_TERMINAL) nel corpo di </text:span><text:span text:style-name="T39">Interrupt_Handler</text:span></text:p>
        </text:list-item>
        <text:list-item>
          <text:p text:style-name="P34"><text:span text:style-name="T42">Per risolvere questo problema abbiamo sfruttato un’altra macro presente nel file const_rikaya, INTR_CURRENT_BITMAP(</text:span><text:span text:style-name="T28">line_no</text:span><text:span text:style-name="T42">), che ritorna l’indirizzo in memoria della linea di interrupt line_no nella Interrupting Devices Bit Map. Dereferenziando tale puntatore si ottiene un numero che considerato in binario consente di capire se un device i di tipo j ha un interrupt pendente. Dato che tutti gli interrupt vanno soddisfatti tutti una volta sollevata un’eccezione di tipo interrupt, si controlla se ogni istanza di ongni tipo di device ha un interrupt pendente. Dunque una volta scoperto che la linea </text:span><text:span text:style-name="T28">line_no</text:span><text:span text:style-name="T42"> ha un interrupt pendente </text:span><text:span text:style-name="T48">viene naturale analizzare gli 8 bit della sequenza di bit restituita da </text:span><text:span text:style-name="T42">INTR_CURRENT_BITMAP(</text:span><text:span text:style-name="T28">line_no</text:span><text:span text:style-name="T42">) </text:span><text:span text:style-name="T48">con un for, dato che più di DEV_PER_INT devices non ci possono essere per ogni tipo di device.</text:span></text:p>
        </text:list-item>
        <text:list-item>
          <text:p text:style-name="P35"><text:span text:style-name="T42">Per dare l’ack a più interrupt pendenti contemporaneamente non si possono usare degli if-then-else statement od egli switch, altrimenti si da l’ack ad un solo interrupt. Si fa degli if-then statement a cascata per ogni linea di interrupt.</text:span></text:p>
        </text:list-item>
      </text:list>
      <text:p text:style-name="P37"><text:soft-page-break/><text:span text:style-name="T42">In generale per gestire un interrupt di un dispositivo di I/O si controlla se il device ha uno stato diverso da DEV_S_READY, in tal caso, dato che si è sollevato l’interrupt, il device ha finito l’operazione di I/O e sta attendendo </text:span><text:span text:style-name="T49">di iniziare una nuova operazione o di ricevere l’ack. Dunque si risveglia un processo dalla coda dei processi bloccati sul semaforo del device: l’azione richiesta è quella di una Verhogen, ma quest’ultima non ritorna il pcb, necessario per identificare il processo appena risvegliato. Si è deciso di utilizzare le istruzioni che compongono la nostra Verhogen in modo da adattarle al caso specifico degli interrupt, quindi è necessario salvare all’interno di </text:span><text:span text:style-name="T31">wakeup_proc→p_s.regv0</text:span><text:span text:style-name="T49"> il valore dello stato del device al momento del risveglio, operazione non possibile con la normale Verhogen.</text:span></text:p>
      <text:p text:style-name="P36"><text:span text:style-name="T42">Infine si noti che quando si solleva un interrupt, non ci possono essere altri interrupt o eccezioni che ne bloccano l’esecuzione, dato che si entra nella procedura </text:span><text:span text:style-name="T39">Interrupt_Handler</text:span><text:span text:style-name="T42"> con gli interrupt disabilitati.</text:span></text:p>
      <text:p text:style-name="P37"><text:span text:style-name="T42">Altra nota importante è il meccanismo di ack dei termianli: anche qui, con un ragionamento simile fatto al punto 4, per dare l’ack sia in ricezione che trasmissione si fanno due if-then statement uno di seguito all’altra, controllando che il terminale stia effettivamente aspettando l’ack all’interrupt (lo stato del device è diverso da DEV_S_READY) e che ci siano processi bloccati (utilizzando il valore della chiave del semaforo).</text:span></text:p>
      <text:h text:style-name="P15" text:outline-level="1">Syscalls (syscalls.c e relativo header)</text:h>
      <text:p text:style-name="P40"><text:span text:style-name="T17">Nel file syscalls.c sono definite tutte le funzioni e procedure che impletano le dieci possibili diverse system calls. Il registro </text:span><text:span text:style-name="T51">curr_proc→p_s.rega0</text:span><text:span text:style-name="T55"> identifica quale sycall è stata chiamata, mentre il registro </text:span><text:span text:style-name="T51">curr_proc→p_s.rega1</text:span><text:span text:style-name="T55"> contiene il primo parametro da passare alla syscall, in </text:span><text:span text:style-name="T51">curr_proc→p_s.rega2</text:span><text:span text:style-name="T55"> il secondo e </text:span><text:span text:style-name="T51">curr_proc→p_s.rega3</text:span><text:span text:style-name="T55"> il terzo. </text:span><text:span text:style-name="T56">DI seguito vengono descritte alcune scelte fatte durante l’implementazione delle syscall:</text:span></text:p>
      <text:list xml:id="list1310992135012904987" text:style-name="L6">
        <text:list-item>
          <text:p text:style-name="P41"><text:span text:style-name="T55">Get_CPU_Time: il meccanismo di time management è già stato descritto. Nota per questa syscall sono le verifiche che i puntatori user, kernel e wallclock (i parametri formali) non siano NULL, altrimenti si rischia di fare dangling reference.</text:span></text:p>
        </text:list-item>
        <text:list-item>
          <text:p text:style-name="P41"><text:span text:style-name="T55">Terminate_Process: sia che il </text:span><text:span text:style-name="T57">processo de eliminare sia il </text:span><text:span text:style-name="T52">curr_proc</text:span><text:span text:style-name="T57"> o un suo discendente ci sono delle istruzioni comuni da eseguire in entrambi i casi. In entrambi si cerca un tutor per la progenie del processo da eliminare, si elimina il processo dalla lista dei figli del padre e si ritorna il pcb alla lista dei pcb liberi. Invece se il processo da elimnare è il </text:span><text:span text:style-name="T52">curr_proc</text:span><text:span text:style-name="T57"> allora in più bisogna anche richiamare lo scheduler e porre </text:span><text:span text:style-name="T52">curr_proc </text:span><text:span text:style-name="T57"><text:s/></text:span><text:span text:style-name="T58">uguale a NULL</text:span><text:span text:style-name="T57">(altrimenti, visto com’è costruito </text:span><text:span text:style-name="T58">il nostro scheduler, il curr_proc potrebbe essere reinserito nella ready queue</text:span><text:span text:style-name="T57">). </text:span><text:span text:style-name="T58">Quando il figlio da eliminare invece è un figlio del </text:span><text:span text:style-name="T53">curr_proc</text:span><text:span text:style-name="T58"> allora è </text:span><text:soft-page-break/><text:span text:style-name="T58">necessario anche rimuovere il processo da eventuali code di semafori su cui è bloccato o dalla ready queue.</text:span></text:p>
        </text:list-item>
        <text:list-item>
          <text:p text:style-name="P42"><text:span text:style-name="T58">V</text:span><text:span text:style-name="T55">erhogen: importante è porre il campo p_semkey del pcb risvegliato a NULL, altrimenti non si capisce se tale pcb è bloccato o no su un semaforo.</text:span></text:p>
        </text:list-item>
        <text:list-item>
          <text:p text:style-name="P42"><text:span text:style-name="T55">Passeren: in modo speculare alla Verhogen è importante porre il campo p_semkey uguale alla chiave del semaforo su cui il processo si blocca. Time management già discusso.</text:span></text:p>
        </text:list-item>
        <text:list-item>
          <text:p text:style-name="P42"><text:span text:style-name="T55">Do_I</text:span><text:span text:style-name="T59">O</text:span><text:span text:style-name="T55">: per capire quale sia il device su cui il processo deve fare I/O, abbiamo deciso di fare delle operazioni tra indirizzi come confronti e sottrazioni, considerando l’indirizzo a cui parte la memorizzazione del registro del disco 0, l’indirizzo a cui parte la memorizzazione del registro del terminale 0 e dell’ultimo terminale. In più si sfrutta la macro definita in const_rikaya.h DEV_ADDRESS(</text:span><text:span text:style-name="T51">LINENO</text:span><text:span text:style-name="T55">, </text:span><text:span text:style-name="T51">DEVNO</text:span><text:span text:style-name="T55">) per calcolare gli indirizzi da cui parte la memorizzazione dei vari tipi di device. Ovviamente il </text:span><text:span text:style-name="T51">DEVNO</text:span><text:span text:style-name="T55"> deve essere pari a 0. </text:span><text:span text:style-name="T59">Si considerano anche le grandezze dei vari registri nel calcolo di </text:span><text:span text:style-name="T54">offset</text:span><text:span text:style-name="T59">, per capire su quale semaforo bloccarsi. Nota importante è il fatto che la Do_IO blocca a prescindere un processo per ciò per far ritornare lo status in modo corretto, si salva il valore di status quando il processo verrà risvegliato nell’interrupt (come descritto prima, il campo regv0 contiene lo status del device).</text:span></text:p>
        </text:list-item>
        <text:list-item>
          <text:p text:style-name="P44"><text:span text:style-name="T59">Spec_Passup: </text:span><text:span text:style-name="T55">per implementare questa syscall e il meccanismo di gestione delle trap, l’idea più semplice che ci è venuta è stata quella di creare una coppia di puntatori, un puntatore per il vecchio gestore di trap e un puntatore per il nuovo gestore di trap, per ognuna delle tre possibili trap. Queste coppie di puntatori sono poi salvate nel pcb del processo che richiama la Spec_Passup.</text:span></text:p>
        </text:list-item>
      </text:list>
      <text:p text:style-name="P43"><text:span text:style-name="T55">Non sono state inserite tutte le syscall</text:span><text:span text:style-name="T61">s</text:span><text:span text:style-name="T55"> perché la maggior parte di esse sono già </text:span><text:span text:style-name="T61">state </text:span><text:span text:style-name="T55">commentate </text:span><text:span text:style-name="T60">a dovere n</text:span><text:span text:style-name="T55">el codice.</text:span><text:span text:style-name="T61"> </text:span></text:p>
      <text:h text:style-name="P16" text:outline-level="1">Traps (traps.c e relativo header)</text:h>
      <text:p text:style-name="P39"><text:span text:style-name="T62">Quando si solleva un’eccezione e non si tratta di un interrupt o syscall, ci si trova nel caso trap. In base all’exception code su cui si fa lo switch in </text:span><text:span text:style-name="T63">Handler</text:span><text:span text:style-name="T65">, si può dover gestire una program trap, una tlb trap o una sysbp trap. Si esponga il metodo di gestione della trap utilizzando come esempio il tentativo di accedere in memoria ad una locazione non esistente: il </text:span><text:span text:style-name="T67">cause_code</text:span><text:span text:style-name="T65"> di </text:span><text:span text:style-name="T63">Handler</text:span><text:span text:style-name="T65"> assume il valore </text:span><text:span text:style-name="T66">EXC_BUSINVFETCH. Il case dedicato a <text:s/>EXC_BUSINVFETCH contiene la funzione </text:span><text:span text:style-name="T64">PGMtrap</text:span><text:span text:style-name="T66"> (definita nel file utils.c) che copia lo stato della PGMTRAP_OLDAREA all’interno del </text:span><text:span text:style-name="T68">curr_proc</text:span><text:span text:style-name="T69">, si incrementa </text:span><text:soft-page-break/><text:span text:style-name="T69">il program counter e si richiama il </text:span><text:span text:style-name="T71">PgmTrapHandler</text:span><text:span text:style-name="T69"> presente nel file traps.c. </text:span><text:span text:style-name="T71">PgmTrapHandler</text:span><text:span text:style-name="T69"> verifica che sia specificato con la <text:s/></text:span><text:span text:style-name="T70">Spec_Passup </text:span><text:span text:style-name="T69">un gestore per la program trap e se non è presente termina il processo corrente.</text:span></text:p>
      <text:p text:style-name="P37"><text:span text:style-name="T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ejaVu Sans Light" svg:font-family="'DejaVu Sans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1T14:43:27.975243692</meta:creation-date>
    <dc:date>2019-09-22T19:57:27.173975273</dc:date>
    <meta:editing-duration>PT50M9S</meta:editing-duration>
    <meta:editing-cycles>8</meta:editing-cycles>
    <meta:generator>LibreOffice/5.2.7.2$Linux_X86_64 LibreOffice_project/20m0$Build-2</meta:generator>
    <meta:document-statistic meta:table-count="0" meta:image-count="0" meta:object-count="0" meta:page-count="8" meta:paragraph-count="58" meta:word-count="2938" meta:character-count="18422" meta:non-whitespace-character-count="15557"/>
  </office:meta>
</office:document-meta>
</file>